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3.61pt"/>
    </style:style>
    <style:style style:name="co3" style:family="table-column">
      <style:table-column-properties fo:break-before="auto" style:column-width="91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115.6pt"/>
    </style:style>
    <style:style style:name="co8" style:family="table-column">
      <style:table-column-properties fo:break-before="auto" style:column-width="10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Log Return 5d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LN([.B7]/[.B2])" office:value-type="float" office:value="-0.00630632720631797" calcext:value-type="float">
            <text:p>-0.006306327206318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LN([.B8]/[.B3])" office:value-type="float" office:value="0.00180099103160252" calcext:value-type="float">
            <text:p>0.001800991031603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LN([.B9]/[.B4])" office:value-type="float" office:value="0.0157271271232224" calcext:value-type="float">
            <text:p>0.015727127123222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LN([.B10]/[.B5])" office:value-type="float" office:value="0.0031524457541613" calcext:value-type="float">
            <text:p>0.003152445754161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LN([.B11]/[.B6])" office:value-type="float" office:value="0.00494716547555642" calcext:value-type="float">
            <text:p>0.004947165475556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LN([.B12]/[.B7])" office:value-type="float" office:value="0.000903342428186404" calcext:value-type="float">
            <text:p>0.00090334242818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LN([.B13]/[.B8])" office:value-type="float" office:value="0.00717170263455832" calcext:value-type="float">
            <text:p>0.007171702634558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LN([.B14]/[.B9])" office:value-type="float" office:value="-0.00223164564833778" calcext:value-type="float">
            <text:p>-0.002231645648338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LN([.B15]/[.B10])" office:value-type="float" office:value="0.0164998169074968" calcext:value-type="float">
            <text:p>0.016499816907497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LN([.B16]/[.B11])" office:value-type="float" office:value="0.0468870105622488" calcext:value-type="float">
            <text:p>0.046887010562249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LN([.B17]/[.B12])" office:value-type="float" office:value="0.0822975000606256" calcext:value-type="float">
            <text:p>0.082297500060626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LN([.B18]/[.B13])" office:value-type="float" office:value="0.0589680998699867" calcext:value-type="float">
            <text:p>0.058968099869987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LN([.B19]/[.B14])" office:value-type="float" office:value="0.0627775882268716" calcext:value-type="float">
            <text:p>0.062777588226872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LN([.B20]/[.B15])" office:value-type="float" office:value="0.0575760375670458" calcext:value-type="float">
            <text:p>0.057576037567046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LN([.B21]/[.B16])" office:value-type="float" office:value="0.0114919332387901" calcext:value-type="float">
            <text:p>0.01149193323879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LN([.B22]/[.B17])" office:value-type="float" office:value="-0.0096094326246162" calcext:value-type="float">
            <text:p>-0.009609432624616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LN([.B23]/[.B18])" office:value-type="float" office:value="0.00503990987008856" calcext:value-type="float">
            <text:p>0.005039909870089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LN([.B24]/[.B19])" office:value-type="float" office:value="-0.00758217617270874" calcext:value-type="float">
            <text:p>-0.007582176172709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LN([.B25]/[.B20])" office:value-type="float" office:value="-0.0322471725894839" calcext:value-type="float">
            <text:p>-0.032247172589484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LN([.B26]/[.B21])" office:value-type="float" office:value="-0.0226844736710685" calcext:value-type="float">
            <text:p>-0.022684473671069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LN([.B27]/[.B22])" office:value-type="float" office:value="-0.0207854778938155" calcext:value-type="float">
            <text:p>-0.020785477893816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LN([.B28]/[.B23])" office:value-type="float" office:value="-0.0511389614911875" calcext:value-type="float">
            <text:p>-0.051138961491188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LN([.B29]/[.B24])" office:value-type="float" office:value="-0.023530497410194" calcext:value-type="float">
            <text:p>-0.023530497410194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LN([.B30]/[.B25])" office:value-type="float" office:value="-0.0346601924064462" calcext:value-type="float">
            <text:p>-0.034660192406446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LN([.B31]/[.B26])" office:value-type="float" office:value="-0.0410925938995277" calcext:value-type="float">
            <text:p>-0.041092593899528</text:p>
          </table:table-cell>
        </table:table-row>
      </table:table>
      <table:table table:name="multi_dim" table:style-name="ta1">
        <table:table-column table:style-name="co1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s 0</text:p>
          </table:table-cell>
          <table:table-cell office:value-type="string" calcext:value-type="string">
            <text:p>Prices 1</text:p>
          </table:table-cell>
          <table:table-cell office:value-type="string" calcext:value-type="string">
            <text:p>Log Return 0</text:p>
          </table:table-cell>
          <table:table-cell office:value-type="string" calcext:value-type="string">
            <text:p>Log Return 1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office:value-type="float" office:value="41.2" calcext:value-type="float">
            <text:p>4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office:value-type="float" office:value="41.5" calcext:value-type="float">
            <text:p>4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office:value-type="float" office:value="41.8" calcext:value-type="float">
            <text:p>4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office:value-type="float" office:value="42.3" calcext:value-type="float">
            <text:p>4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office:value-type="float" office:value="42" calcext:value-type="float">
            <text:p>42</text:p>
          </table:table-cell>
          <table:table-cell table:formula="of:=LN([.B7]/[.B2])" office:value-type="float" office:value="-0.00630632720631797" calcext:value-type="float">
            <text:p>-0.006306327206318</text:p>
          </table:table-cell>
          <table:table-cell table:formula="of:=LN([.C7]/[.C2])" office:value-type="float" office:value="0.0240975515790605" calcext:value-type="float">
            <text:p>0.024097551579061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office:value-type="float" office:value="42.3" calcext:value-type="float">
            <text:p>42.3</text:p>
          </table:table-cell>
          <table:table-cell table:formula="of:=LN([.B8]/[.B3])" office:value-type="float" office:value="0.00180099103160252" calcext:value-type="float">
            <text:p>0.001800991031603</text:p>
          </table:table-cell>
          <table:table-cell table:formula="of:=LN([.C8]/[.C3])" office:value-type="float" office:value="0.0263488296967515" calcext:value-type="float">
            <text:p>0.026348829696752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office:value-type="float" office:value="42.6" calcext:value-type="float">
            <text:p>42.6</text:p>
          </table:table-cell>
          <table:table-cell table:formula="of:=LN([.B9]/[.B4])" office:value-type="float" office:value="0.0157271271232224" calcext:value-type="float">
            <text:p>0.015727127123222</text:p>
          </table:table-cell>
          <table:table-cell table:formula="of:=LN([.C9]/[.C4])" office:value-type="float" office:value="0.0261608260386721" calcext:value-type="float">
            <text:p>0.026160826038672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office:value-type="float" office:value="42.7" calcext:value-type="float">
            <text:p>42.7</text:p>
          </table:table-cell>
          <table:table-cell table:formula="of:=LN([.B10]/[.B5])" office:value-type="float" office:value="0.0031524457541613" calcext:value-type="float">
            <text:p>0.003152445754161</text:p>
          </table:table-cell>
          <table:table-cell table:formula="of:=LN([.C10]/[.C5])" office:value-type="float" office:value="0.0213025807038684" calcext:value-type="float">
            <text:p>0.021302580703868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office:value-type="float" office:value="42.8" calcext:value-type="float">
            <text:p>42.8</text:p>
          </table:table-cell>
          <table:table-cell table:formula="of:=LN([.B11]/[.B6])" office:value-type="float" office:value="0.00494716547555642" calcext:value-type="float">
            <text:p>0.004947165475556</text:p>
          </table:table-cell>
          <table:table-cell table:formula="of:=LN([.C11]/[.C6])" office:value-type="float" office:value="0.0117510165355187" calcext:value-type="float">
            <text:p>0.011751016535519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office:value-type="float" office:value="43.2" calcext:value-type="float">
            <text:p>43.2</text:p>
          </table:table-cell>
          <table:table-cell table:formula="of:=LN([.B12]/[.B7])" office:value-type="float" office:value="0.000903342428186404" calcext:value-type="float">
            <text:p>0.000903342428186</text:p>
          </table:table-cell>
          <table:table-cell table:formula="of:=LN([.C12]/[.C7])" office:value-type="float" office:value="0.0281708769666964" calcext:value-type="float">
            <text:p>0.028170876966697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office:value-type="float" office:value="43.7" calcext:value-type="float">
            <text:p>43.7</text:p>
          </table:table-cell>
          <table:table-cell table:formula="of:=LN([.B13]/[.B8])" office:value-type="float" office:value="0.00717170263455832" calcext:value-type="float">
            <text:p>0.007171702634558</text:p>
          </table:table-cell>
          <table:table-cell table:formula="of:=LN([.C13]/[.C8])" office:value-type="float" office:value="0.0325610160493122" calcext:value-type="float">
            <text:p>0.032561016049312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office:value-type="float" office:value="43.8" calcext:value-type="float">
            <text:p>43.8</text:p>
          </table:table-cell>
          <table:table-cell table:formula="of:=LN([.B14]/[.B9])" office:value-type="float" office:value="-0.00223164564833778" calcext:value-type="float">
            <text:p>-0.002231645648338</text:p>
          </table:table-cell>
          <table:table-cell table:formula="of:=LN([.C14]/[.C9])" office:value-type="float" office:value="0.0277795641070757" calcext:value-type="float">
            <text:p>0.027779564107076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office:value-type="float" office:value="42.5" calcext:value-type="float">
            <text:p>42.5</text:p>
          </table:table-cell>
          <table:table-cell table:formula="of:=LN([.B15]/[.B10])" office:value-type="float" office:value="0.0164998169074968" calcext:value-type="float">
            <text:p>0.016499816907497</text:p>
          </table:table-cell>
          <table:table-cell table:formula="of:=LN([.C15]/[.C10])" office:value-type="float" office:value="-0.00469484430420784" calcext:value-type="float">
            <text:p>-0.004694844304208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office:value-type="float" office:value="41.2" calcext:value-type="float">
            <text:p>41.2</text:p>
          </table:table-cell>
          <table:table-cell table:formula="of:=LN([.B16]/[.B11])" office:value-type="float" office:value="0.0468870105622488" calcext:value-type="float">
            <text:p>0.046887010562249</text:p>
          </table:table-cell>
          <table:table-cell table:formula="of:=LN([.C16]/[.C11])" office:value-type="float" office:value="-0.0380998462322703" calcext:value-type="float">
            <text:p>-0.03809984623227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office:value-type="float" office:value="41" calcext:value-type="float">
            <text:p>41</text:p>
          </table:table-cell>
          <table:table-cell table:formula="of:=LN([.B17]/[.B12])" office:value-type="float" office:value="0.0822975000606256" calcext:value-type="float">
            <text:p>0.082297500060626</text:p>
          </table:table-cell>
          <table:table-cell table:formula="of:=LN([.C17]/[.C12])" office:value-type="float" office:value="-0.0522684285457569" calcext:value-type="float">
            <text:p>-0.052268428545757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office:value-type="float" office:value="40.9" calcext:value-type="float">
            <text:p>40.9</text:p>
          </table:table-cell>
          <table:table-cell table:formula="of:=LN([.B18]/[.B13])" office:value-type="float" office:value="0.0589680998699867" calcext:value-type="float">
            <text:p>0.058968099869987</text:p>
          </table:table-cell>
          <table:table-cell table:formula="of:=LN([.C18]/[.C13])" office:value-type="float" office:value="-0.0662180390527885" calcext:value-type="float">
            <text:p>-0.066218039052789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office:value-type="float" office:value="40.7" calcext:value-type="float">
            <text:p>40.7</text:p>
          </table:table-cell>
          <table:table-cell table:formula="of:=LN([.B19]/[.B14])" office:value-type="float" office:value="0.0627775882268716" calcext:value-type="float">
            <text:p>0.062777588226872</text:p>
          </table:table-cell>
          <table:table-cell table:formula="of:=LN([.C19]/[.C14])" office:value-type="float" office:value="-0.073405724933851" calcext:value-type="float">
            <text:p>-0.07340572493385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office:value-type="float" office:value="40.3" calcext:value-type="float">
            <text:p>40.3</text:p>
          </table:table-cell>
          <table:table-cell table:formula="of:=LN([.B20]/[.B15])" office:value-type="float" office:value="0.0575760375670458" calcext:value-type="float">
            <text:p>0.057576037567046</text:p>
          </table:table-cell>
          <table:table-cell table:formula="of:=LN([.C20]/[.C15])" office:value-type="float" office:value="-0.053152606977734" calcext:value-type="float">
            <text:p>-0.053152606977734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office:value-type="float" office:value="40.8" calcext:value-type="float">
            <text:p>40.8</text:p>
          </table:table-cell>
          <table:table-cell table:formula="of:=LN([.B21]/[.B16])" office:value-type="float" office:value="0.0114919332387901" calcext:value-type="float">
            <text:p>0.01149193323879</text:p>
          </table:table-cell>
          <table:table-cell table:formula="of:=LN([.C21]/[.C16])" office:value-type="float" office:value="-0.0097561749453648" calcext:value-type="float">
            <text:p>-0.009756174945365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office:value-type="float" office:value="41.3" calcext:value-type="float">
            <text:p>41.3</text:p>
          </table:table-cell>
          <table:table-cell table:formula="of:=LN([.B22]/[.B17])" office:value-type="float" office:value="-0.0096094326246162" calcext:value-type="float">
            <text:p>-0.009609432624616</text:p>
          </table:table-cell>
          <table:table-cell table:formula="of:=LN([.C22]/[.C17])" office:value-type="float" office:value="0.00729043326267927" calcext:value-type="float">
            <text:p>0.007290433262679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office:value-type="float" office:value="41.7" calcext:value-type="float">
            <text:p>41.7</text:p>
          </table:table-cell>
          <table:table-cell table:formula="of:=LN([.B23]/[.B18])" office:value-type="float" office:value="0.00503990987008856" calcext:value-type="float">
            <text:p>0.005039909870089</text:p>
          </table:table-cell>
          <table:table-cell table:formula="of:=LN([.C23]/[.C18])" office:value-type="float" office:value="0.0193710657559998" calcext:value-type="float">
            <text:p>0.019371065756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office:value-type="float" office:value="42" calcext:value-type="float">
            <text:p>42</text:p>
          </table:table-cell>
          <table:table-cell table:formula="of:=LN([.B24]/[.B19])" office:value-type="float" office:value="-0.00758217617270874" calcext:value-type="float">
            <text:p>-0.007582176172709</text:p>
          </table:table-cell>
          <table:table-cell table:formula="of:=LN([.C24]/[.C19])" office:value-type="float" office:value="0.0314415258348189" calcext:value-type="float">
            <text:p>0.031441525834819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office:value-type="float" office:value="42.3" calcext:value-type="float">
            <text:p>42.3</text:p>
          </table:table-cell>
          <table:table-cell table:formula="of:=LN([.B25]/[.B20])" office:value-type="float" office:value="-0.0322471725894839" calcext:value-type="float">
            <text:p>-0.032247172589484</text:p>
          </table:table-cell>
          <table:table-cell table:formula="of:=LN([.C25]/[.C20])" office:value-type="float" office:value="0.048435617099595" calcext:value-type="float">
            <text:p>0.048435617099595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office:value-type="float" office:value="42.5" calcext:value-type="float">
            <text:p>42.5</text:p>
          </table:table-cell>
          <table:table-cell table:formula="of:=LN([.B26]/[.B21])" office:value-type="float" office:value="-0.0226844736710685" calcext:value-type="float">
            <text:p>-0.022684473671069</text:p>
          </table:table-cell>
          <table:table-cell table:formula="of:=LN([.C26]/[.C21])" office:value-type="float" office:value="0.0408219945202552" calcext:value-type="float">
            <text:p>0.040821994520255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office:value-type="float" office:value="42.8" calcext:value-type="float">
            <text:p>42.8</text:p>
          </table:table-cell>
          <table:table-cell table:formula="of:=LN([.B27]/[.B22])" office:value-type="float" office:value="-0.0207854778938155" calcext:value-type="float">
            <text:p>-0.020785477893816</text:p>
          </table:table-cell>
          <table:table-cell table:formula="of:=LN([.C27]/[.C22])" office:value-type="float" office:value="0.035675602620764" calcext:value-type="float">
            <text:p>0.035675602620764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office:value-type="float" office:value="43.1" calcext:value-type="float">
            <text:p>43.1</text:p>
          </table:table-cell>
          <table:table-cell table:formula="of:=LN([.B28]/[.B23])" office:value-type="float" office:value="-0.0511389614911875" calcext:value-type="float">
            <text:p>-0.051138961491188</text:p>
          </table:table-cell>
          <table:table-cell table:formula="of:=LN([.C28]/[.C23])" office:value-type="float" office:value="0.0330218683049463" calcext:value-type="float">
            <text:p>0.033021868304946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office:value-type="float" office:value="43.7" calcext:value-type="float">
            <text:p>43.7</text:p>
          </table:table-cell>
          <table:table-cell table:formula="of:=LN([.B29]/[.B24])" office:value-type="float" office:value="-0.023530497410194" calcext:value-type="float">
            <text:p>-0.023530497410194</text:p>
          </table:table-cell>
          <table:table-cell table:formula="of:=LN([.C29]/[.C24])" office:value-type="float" office:value="0.0396784838181762" calcext:value-type="float">
            <text:p>0.039678483818176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office:value-type="float" office:value="44" calcext:value-type="float">
            <text:p>44</text:p>
          </table:table-cell>
          <table:table-cell table:formula="of:=LN([.B30]/[.B25])" office:value-type="float" office:value="-0.0346601924064462" calcext:value-type="float">
            <text:p>-0.034660192406446</text:p>
          </table:table-cell>
          <table:table-cell table:formula="of:=LN([.C30]/[.C25])" office:value-type="float" office:value="0.039402547866029" calcext:value-type="float">
            <text:p>0.039402547866029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office:value-type="float" office:value="44.5" calcext:value-type="float">
            <text:p>44.5</text:p>
          </table:table-cell>
          <table:table-cell table:formula="of:=LN([.B31]/[.B26])" office:value-type="float" office:value="-0.0410925938995277" calcext:value-type="float">
            <text:p>-0.041092593899528</text:p>
          </table:table-cell>
          <table:table-cell table:formula="of:=LN([.C31]/[.C26])" office:value-type="float" office:value="0.0459851132418234" calcext:value-type="float">
            <text:p>0.045985113241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00:24:01.291882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8-19T00:24:42.299147668</dc:date>
    <meta:editing-duration>PT24M52S</meta:editing-duration>
    <meta:editing-cycles>13</meta:editing-cycles>
    <meta:document-statistic meta:table-count="2" meta:cell-count="233" meta:object-count="0"/>
  </office:meta>
</office:document-meta>
</file>